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7"/>
    <style:style style:name="P6" style:family="paragraph" style:parent-style-name="Standard" style:list-style-name="L8"/>
    <style:style style:name="P7" style:family="paragraph" style:parent-style-name="Standard" style:list-style-name="L9"/>
    <style:style style:name="P8" style:family="paragraph" style:parent-style-name="Standard" style:list-style-name="L10"/>
    <style:style style:name="P9" style:family="paragraph" style:parent-style-name="Standard" style:list-style-name="L12"/>
    <style:style style:name="P10" style:family="paragraph" style:parent-style-name="Standard">
      <style:paragraph-properties fo:break-before="page"/>
    </style:style>
    <style:style style:name="P11" style:family="paragraph" style:parent-style-name="Standard" style:list-style-name="L11">
      <style:paragraph-properties fo:margin-left="0.5626in" fo:margin-right="0in" fo:text-indent="0.0272in" style:auto-text-indent="false">
        <style:tab-stops>
          <style:tab-stop style:position="0.5in"/>
        </style:tab-stops>
      </style:paragraph-properties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enodigheden voor een fighter:</text:p>
      <text:p text:style-name="Standard"/>
      <text:list xml:id="list507108657" text:style-name="L7">
        <text:list-item>
          <text:p text:style-name="P5">2,5D camera (streetfighter)</text:p>
          <text:list>
            <text:list-item>
              <text:p text:style-name="P5">Unity</text:p>
            </text:list-item>
          </text:list>
        </text:list-item>
      </text:list>
      <text:list xml:id="list1181342523" text:style-name="L4">
        <text:list-item>
          <text:list>
            <text:list-item>
              <text:p text:style-name="P4">Hoe volg ik mijn ventjes en hoe zorg ik ervoor dat de camera ze altijd in beeld heeft</text:p>
            </text:list-item>
          </text:list>
        </text:list-item>
        <text:list-item>
          <text:p text:style-name="P4">Op zen minst 2 models </text:p>
        </text:list-item>
      </text:list>
      <text:list xml:id="list494164154" text:style-name="L1">
        <text:list-item>
          <text:list>
            <text:list-item>
              <text:p text:style-name="P1">C4D</text:p>
            </text:list-item>
            <text:list-item>
              <text:p text:style-name="P1">man &amp; vrouw (indien te weinig tijd 2 mannen maar gereskinned) </text:p>
            </text:list-item>
            <text:list-item>
              <text:p text:style-name="P1">kan later meer toegevoegd worden indien genoeg tijd!</text:p>
            </text:list-item>
            <text:list-item>
              <text:p text:style-name="P1">Je moet de keuze krijgen om met 1 van de 2 te spelen. De andere zal dan je tegenstander worden.</text:p>
            </text:list-item>
          </text:list>
        </text:list-item>
        <text:list-item>
          <text:p text:style-name="P1"><text:s/>Deze models moeten verschillende animaties hebben die gecontroleerd worden door een PSX/2 controller. </text:p>
        </text:list-item>
      </text:list>
      <text:list xml:id="list1614417912" text:style-name="L2">
        <text:list-item>
          <text:list>
            <text:list-item>
              <text:p text:style-name="P2">Animaties = C4D, controls = VCR</text:p>
            </text:list-item>
            <text:list-item>
              <text:p text:style-name="P2">Hoe zorg ik ervoor dat mijn knop de juiste animatie uitvoerd? </text:p>
            </text:list-item>
            <text:list-item>
              <text:p text:style-name="P2">Combo's? Hoe doe ik dit? </text:p>
            </text:list-item>
            <text:list-item>
              <text:p text:style-name="P2">Controls virtua fighter: 1 <text:s/>punch knop, 1 kick knop, 1 guard knop</text:p>
            </text:list-item>
            <text:list-item>
              <text:p text:style-name="P2">Beweging combineren met animatie en geluid (slag, stamp, persoon die geraakt word)</text:p>
            </text:list-item>
            <text:list-item>
              <text:p text:style-name="P2">High, low en mid aanvallen (met beweging, als er genoeg tijd is)</text:p>
            </text:list-item>
            <text:list-item>
              <text:p text:style-name="P2">Animaties bij geraakt worden+ niet mogenlijk zijn om zelf aan te vallen tijdens deze animatie + meerdere opvolgende animaties bij combo's.</text:p>
            </text:list-item>
          </text:list>
        </text:list-item>
      </text:list>
      <text:list xml:id="list118387123" text:style-name="L3">
        <text:list-item>
          <text:p text:style-name="P3">Arena model (unity)</text:p>
          <text:list>
            <text:list-item>
              <text:p text:style-name="P3">Background music </text:p>
            </text:list-item>
          </text:list>
        </text:list-item>
        <text:list-item>
          <text:p text:style-name="P3">Leven ? (unity) </text:p>
          <text:list>
            <text:list-item>
              <text:p text:style-name="P3">Hoe stel ik in welke aanval, welke hoeveelheid damage geeft?</text:p>
            </text:list-item>
            <text:list-item>
              <text:p text:style-name="P3">Hoe stel ik mijn hoeveelheid leven in?</text:p>
            </text:list-item>
            <text:list-item>
              <text:p text:style-name="P3">Collisions (met hitboxes of niet)</text:p>
            </text:list-item>
          </text:list>
        </text:list-item>
      </text:list>
      <text:list xml:id="list1086925987" text:style-name="L8">
        <text:list-item>
          <text:p text:style-name="P6">Fight scene:</text:p>
          <text:list>
            <text:list-item>
              <text:p text:style-name="P6">Hoe laat ik mijn ventjes naar mekaar staren . Werkt dit nog wel deftig met de animaties dan? (posities vergelijken. De persoon die het meest naar links staat, kijkt naar rechts en vice versa)</text:p>
            </text:list-item>
            <text:list-item>
              <text:p text:style-name="P6">Beide ventjes moeten op zowel links als recht kunnen staan (werken met nulls in de figth scene en dan met scriptje het object van de character invullen) </text:p>
            </text:list-item>
            <text:list-item>
              <text:p text:style-name="P6">Indien genoeg tijd: Meerdere levens (best out of 3, best out of )</text:p>
            </text:list-item>
          </text:list>
        </text:list-item>
        <text:list-item>
          <text:p text:style-name="P6">Multiplayer (indien genoeg tijd)</text:p>
        </text:list-item>
        <text:list-item>
          <text:p text:style-name="P6">AI systeem (geen idee hoe dit moet, oftewel posities vergelijke (slecht) oftewel lerende AI (heel moeilijk))</text:p>
        </text:list-item>
      </text:list>
      <text:p text:style-name="Standard"/>
      <text:p text:style-name="Standard"/>
      <text:p text:style-name="Standard">Uiteindelijk:</text:p>
      <text:p text:style-name="Standard"/>
      <text:list xml:id="list676500775" text:style-name="L12">
        <text:list-item>
          <text:p text:style-name="P9">1 model met reskinning (bij meer tijd meer)</text:p>
        </text:list-item>
        <text:list-item>
          <text:p text:style-name="P9">Multiplayer en AI tesamen. Als de AI niet op tijd afgeraakt laten vallen</text:p>
        </text:list-item>
        <text:list-item>
          <text:p text:style-name="P9">Unity kan mannetjes naar elkaar laten kijken</text:p>
        </text:list-item>
        <text:list-item>
          <text:p text:style-name="P9">Camera moet berekend worden</text:p>
        </text:list-item>
        <text:list-item>
          <text:p text:style-name="P9">Combo's is kijken naar de knop die in een bepaalde tijd geleden is gedrukt en dan verder gaan.</text:p>
        </text:list-item>
        <text:list-item>
          <text:p text:style-name="P9">Damage berekening moet uitgedokterd worden</text:p>
        </text:list-item>
      </text:lis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enjamin  Van den Broeck</meta:initial-creator>
    <meta:creation-date>2012-09-20T09:47:14</meta:creation-date>
    <meta:document-statistic meta:table-count="0" meta:image-count="0" meta:object-count="0" meta:page-count="2" meta:paragraph-count="36" meta:word-count="379" meta:character-count="2064"/>
    <dc:date>2012-09-20T13:47:33</dc:date>
    <dc:creator>Benjamin  Van den Broeck</dc:creator>
    <meta:editing-duration>PT1M43S</meta:editing-duration>
    <meta:editing-cycles>1</meta:editing-cycles>
    <meta:generator>OpenOffice.org/3.3$Unix OpenOffice.org_project/330m20$Build-9567</meta:generator>
  </office:meta>
</office:document-meta>
</file>